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>
      <style:paragraph-properties fo:text-align="justify" style:justify-single-word="false"/>
      <style:text-properties fo:color="#000000" fo:font-weight="bold"/>
    </style:style>
    <style:style style:name="P4" style:family="paragraph" style:parent-style-name="Text_20_body">
      <style:paragraph-properties fo:margin-top="0in" fo:margin-bottom="0in" fo:text-align="justify" style:justify-single-word="false"/>
      <style:text-properties fo:color="#000000"/>
    </style:style>
    <style:style style:name="P5" style:family="paragraph" style:parent-style-name="Standard">
      <style:paragraph-properties fo:margin-top="0in" fo:margin-bottom="0.1965in" fo:text-align="start" style:justify-single-word="false"/>
      <style:text-properties fo:color="#000000"/>
    </style:style>
    <style:style style:name="P6" style:family="paragraph" style:parent-style-name="Text_20_body" style:list-style-name="L3">
      <style:paragraph-properties fo:text-align="justify" style:justify-single-word="false"/>
      <style:text-properties fo:color="#000000"/>
    </style:style>
    <style:style style:name="P7" style:family="paragraph" style:parent-style-name="Text_20_body" style:list-style-name="L1">
      <style:paragraph-properties fo:margin-top="0in" fo:margin-bottom="0in" fo:text-align="justify" style:justify-single-word="false"/>
      <style:text-properties fo:color="#000000"/>
    </style:style>
    <style:style style:name="P8" style:family="paragraph" style:parent-style-name="Text_20_body" style:list-style-name="L2">
      <style:paragraph-properties fo:margin-top="0in" fo:margin-bottom="0in" fo:text-align="justify" style:justify-single-word="false"/>
      <style:text-properties fo:color="#000000"/>
    </style:style>
    <style:style style:name="P9" style:family="paragraph" style:parent-style-name="Text_20_body" style:list-style-name="L3">
      <style:paragraph-properties fo:margin-top="0in" fo:margin-bottom="0in" fo:text-align="justify" style:justify-single-word="false"/>
      <style:text-properties fo:color="#000000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helle Gresham</text:p>
      <text:p text:style-name="P2">6698 East Quailbrook Cove Apt. 2</text:p>
      <text:p text:style-name="P2">Memphis, TN 38134</text:p>
      <text:p text:style-name="P2">Email: 1171mg@gmail.com</text:p>
      <text:p text:style-name="P5"><text:line-break/><text:line-break/><text:line-break/><text:span text:style-name="T1">Professional Freelance Writer</text:span><text:line-break/><text:line-break/>Providing creative and innovative writing to increase traffic and SEO.<text:line-break/><text:line-break/><text:line-break/><text:line-break/><text:span text:style-name="T1">Writing Profile<text:line-break/></text:span><text:line-break/>Proven ability to create informative and insightful articles on various subjects, with an expertise in “How-To” articles, blogging and SEO writing.<text:line-break/><text:line-break/><text:line-break/><text:span text:style-name="T1">Writing Styles</text:span> </text:p>
      <text:list xml:id="list39338519" text:style-name="L1">
        <text:list-item>
          <text:p text:style-name="P7">SEO Articles </text:p>
        </text:list-item>
        <text:list-item>
          <text:p text:style-name="P7">Blogging </text:p>
        </text:list-item>
        <text:list-item>
          <text:p text:style-name="P7">How-To Articles</text:p>
        </text:list-item>
      </text:list>
      <text:p text:style-name="P4"/>
      <text:p text:style-name="P3">Personal Achievements</text:p>
      <text:p text:style-name="P3"/>
      <text:list xml:id="list39342168" text:style-name="L2">
        <text:list-item>
          <text:p text:style-name="P8">Textbroker 2009 - present </text:p>
        </text:list-item>
        <text:list-item>
          <text:p text:style-name="P8">Ehow.com, Writer's Compensation Program - 2009-2010 </text:p>
        </text:list-item>
        <text:list-item>
          <text:p text:style-name="P8">Break Media, Contributor - 2010 </text:p>
        </text:list-item>
        <text:list-item>
          <text:p text:style-name="P8">Demand Studios, Contributor - 2010</text:p>
        </text:list-item>
      </text:list>
      <text:p text:style-name="P4"/>
      <text:p text:style-name="P3">Education</text:p>
      <text:p text:style-name="P3"/>
      <text:list xml:id="list39362293" text:style-name="L3">
        <text:list-item>
          <text:p text:style-name="P9">University of Memphis, Memphis, MS </text:p>
        </text:list-item>
        <text:list-item>
          <text:p text:style-name="P6">Degree in Progress, Bachelor of Arts in Spanish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01:50:41.45</meta:creation-date>
    <dc:date>2010-10-10T19:23:55.70</dc:date>
    <meta:editing-duration>PT72H07M15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16" meta:word-count="102" meta:character-count="684"/>
  </office:meta>
</office:document-meta>
</file>